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POZO OREJON, EDGAR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AYP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22/10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POZO OREJON, EDGAR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3</text:p>
          </table:table-cell>
        </table:table-row>
        <table:table-row>
          <table:table-cell table:style-name="Tabla1.A2" office:value-type="float" office:value="0">
            <text:p text:style-name="P1">PATO BB PEKIN:</text:p>
          </table:table-cell>
          <table:table-cell table:style-name="Tabla1.B2" office:value-type="string">
            <text:p text:style-name="P1">24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RUBEN CORA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22/10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22T17:40:23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